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CM Roman"/>
    </style:style>
    <style:style style:name="P5" style:family="paragraph" style:parent-style-name="Standard">
      <style:paragraph-properties fo:text-align="start" style:justify-single-word="false"/>
      <style:text-properties style:font-name="CM Roman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M Roman" fo:font-size="14pt" style:text-underline-style="none" fo:font-weight="normal" officeooo:paragraph-rsid="001df953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141412" style:font-name="Source Sans Pro" fo:font-size="11.5pt" fo:letter-spacing="normal" fo:font-style="normal" style:text-underline-style="none" fo:font-weight="normal" officeooo:paragraph-rsid="001df953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in" fo:margin-right="0in" fo:margin-top="0in" fo:margin-bottom="0.2402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2402in" style:contextual-spacing="false" style:line-height-at-least="0.2402in" fo:text-indent="0in" style:auto-text-indent="false"/>
      <style:text-properties fo:font-variant="normal" fo:text-transform="none" fo:color="#141412" fo:letter-spacing="normal"/>
    </style:style>
    <style:style style:name="T1" style:family="text">
      <style:text-properties style:font-name="CM Roman"/>
    </style:style>
    <style:style style:name="T2" style:family="text">
      <style:text-properties style:font-name="Source Sans Pro" fo:font-size="11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LATION OF PHPMYADMIN</text:p>
      <text:p text:style-name="P7"><text:line-break/>1.Download the “phpmyadmin.tar file” package.</text:p>
      <text:p text:style-name="P8">2.Extract that file and “rename” that folder into “phpmyadmin”.</text:p>
      <text:p text:style-name="P8">3.copy that folder and paste it under “/var/www/html” directory</text:p>
      <text:p text:style-name="P8">4.you install the following packages before you configure “phpmyadmin”</text:p>
      <text:p text:style-name="P8">php5.2<text:line-break/>mysqld<text:line-break/>php-mysql</text:p>
      <text:p text:style-name="P8">5.Restart the “http service” by</text:p>
      <text:p text:style-name="P8">service httpd restart<text:line-break/>6.To open the browser by using “application--&gt;internet---&gt;firefox”</text:p>
      <text:p text:style-name="P9">“<text:span text:style-name="T2">http://192.168.2.88/phpmyadmin</text:span></text:p>
      <text:p text:style-name="P8">it ask the necessary packages.Please install the “wanted packages”.</text:p>
      <text:p text:style-name="P8">7.To make setup through browser</text:p>
      <text:p text:style-name="P9">“<text:span text:style-name="T2">http://192.168.2.88/phpmyadmin/setup</text:span></text:p>
      <text:p text:style-name="P8">Here you click,”New Server” and new window will appear in that window,you click “Basic Settings”and make the following setup.</text:p>
      <text:p text:style-name="P8">Server Name : local host</text:p>
      <text:p text:style-name="P8">Connection type :tcp</text:p>
      <text:p text:style-name="P8">php Extension to use : MySql</text:p>
      <text:p text:style-name="P8">Authentication type :http</text:p>
      <text:p text:style-name="P8">8.configuration of phpmyadmin:</text:p>
      <text:p text:style-name="P8">Go to phpmyadmin folder by cd /var/www/html/phpmyadmin</text:p>
      <text:p text:style-name="P8">here you copy the “config.sample.inc.php”file and rename the file into <text:soft-page-break/>“config.inc.php”</text:p>
      <text:p text:style-name="P8">Open “config.inc.php”file and make the following changes</text:p>
      <text:p text:style-name="P8">#vim config.inc.php</text:p>
      <text:p text:style-name="P8">$cfg['Servers'][$i]['auth-type'] = 'http';</text:p>
      <text:p text:style-name="P8">$cfg['Servers'][$i]['Allow No Password'] = 'true';</text:p>
      <text:p text:style-name="P8">and also remove “conf” folder from “/var/www/html/phpmyadmin</text:p>
      <text:p text:style-name="P8">9.Start the necessary Services:</text:p>
      <text:p text:style-name="P8">#service httpd restart<text:line-break/>#service mysqld restar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Sans Pro" svg:font-family="'Source Sans Pro', Helvetica, sans-serif"/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4-01-29T18:30:39</meta:creation-date>
    <dc:date>2014-12-23T17:52:25</dc:date>
    <dc:creator>root </dc:creator>
    <meta:editing-duration>PT20M20S</meta:editing-duration>
    <meta:editing-cycles>7</meta:editing-cycles>
    <meta:generator>LibreOffice/4.0.4.2$Linux_x86 LibreOffice_project/400m0$Build-2</meta:generator>
    <meta:document-statistic meta:table-count="0" meta:image-count="0" meta:object-count="0" meta:page-count="2" meta:paragraph-count="27" meta:word-count="162" meta:character-count="1273" meta:non-whitespace-character-count="1139"/>
  </office:meta>
</office:document-meta>
</file>